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1cd27a"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style:text-properties fo:font-size="36pt" style:text-underline-style="solid" style:text-underline-width="auto" style:text-underline-color="font-color" officeooo:rsid="001953cf" officeooo:paragraph-rsid="001953cf"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2"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3"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4"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8"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217a22" style:font-size-asian="10.5pt" style:font-size-complex="12pt"/>
    </style:style>
    <style:style style:name="P4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position="super 58%"/>
    </style:style>
    <style:style style:name="T10" style:family="text">
      <style:text-properties fo:font-weight="normal" style:font-weight-asian="normal" style:font-weight-complex="normal"/>
    </style:style>
    <style:style style:name="T11" style:family="text">
      <style:text-properties fo:font-weight="normal" officeooo:rsid="001cd27a" style:font-weight-asian="normal" style:font-weight-complex="normal"/>
    </style:style>
    <style:style style:name="T12" style:family="text">
      <style:text-properties officeooo:rsid="001fc755"/>
    </style:style>
    <style:style style:name="T13" style:family="text">
      <style:text-properties officeooo:rsid="0020d5fd"/>
    </style:style>
    <style:style style:name="T14" style:family="text">
      <style:text-properties officeooo:rsid="00217a22"/>
    </style:style>
    <style:style style:name="T15" style:family="text">
      <style:text-properties officeooo:rsid="0025b23f"/>
    </style:style>
    <style:style style:name="T16" style:family="text">
      <style:text-properties officeooo:rsid="00275caa"/>
    </style:style>
    <style:style style:name="T17" style:family="text">
      <style:text-properties officeooo:rsid="002ad42b"/>
    </style:style>
    <style:style style:name="T18" style:family="text">
      <style:text-properties officeooo:rsid="002c2fa7"/>
    </style:style>
    <style:style style:name="T19" style:family="text">
      <style:text-properties officeooo:rsid="0031adf2"/>
    </style:style>
    <style:style style:name="T20" style:family="text">
      <style:text-properties officeooo:rsid="00320fa7"/>
    </style:style>
    <style:style style:name="T21" style:family="text">
      <style:text-properties officeooo:rsid="003275a5"/>
    </style:style>
    <style:style style:name="T22" style:family="text">
      <style:text-properties officeooo:rsid="00334d52"/>
    </style:style>
    <style:style style:name="T23" style:family="text">
      <style:text-properties officeooo:rsid="003434fa"/>
    </style:style>
    <style:style style:name="T24" style:family="text">
      <style:text-properties officeooo:rsid="0037e2d5"/>
    </style:style>
    <style:style style:name="T25" style:family="text">
      <style:text-properties fo:font-size="12pt" style:text-underline-style="none" officeooo:rsid="0020d5fd" style:font-size-asian="10.5pt" style:font-size-complex="12pt"/>
    </style:style>
    <style:style style:name="T26" style:family="text">
      <style:text-properties officeooo:rsid="003893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ard Building Guide</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1957337927362788991" text:style-name="L1">
        <text:list-item>
          <text:p text:style-name="P22">One activation condition (optional)</text:p>
        </text:list-item>
        <text:list-item>
          <text:p text:style-name="P22">One activation cost (optional)</text:p>
        </text:list-item>
        <text:list-item>
          <text:p text:style-name="P22">One target selection (optional)</text:p>
        </text:list-item>
        <text:list-item>
          <text:p text:style-name="P4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4">Many components have a variable (indicated as “[x]”) in them. You are to choose a number for each of these components, replace “[x]” with the chosen number, and replace any “x” in the component's cost with the same number.<text:span text:style-name="T10"> </text:span><text:span text:style-name="T11">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ability component (with the exception of activation conditions, which do not affect resource cost) has a designated cost, listed on the following pages in parentheses </text:span><text:span text:style-name="T4">after the respective</text:span><text:span text:style-name="T2"> card text.</text:span></text:p>
      <text:p text:style-name="P11"><text:span text:style-name="T2">To determine the resource cost of a creature, </text:span><text:span text:style-name="T3">add together the creature's offense </text:span><text:span text:style-name="T7">divided by 5</text:span><text:span text:style-name="T3">, defens</text:span><text:span text:style-name="T6">e </text:span><text:span text:style-name="T7">divided by 5</text:span><text:span text:style-name="T3">, and ability cost, then round up to the next integer </text:span><text:span text:style-name="T6">if it isn't one already</text:span><text:span text:style-name="T3">. If less than 1, </text:span><text:span text:style-name="T7">set</text:span><text:span text:style-name="T3"> </text:span><text:soft-page-break/><text:span text:style-name="T3">to 1. This is the creature's resource cost.</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3">subtract the “cost” of the activation cost (if any) from the cost of all effects added together. If </text:span><text:span text:style-name="T8">less than</text:span><text:span text:style-name="T3"> 1, </text:span><text:span text:style-name="T8">set to 1</text:span><text:span text:style-name="T3">. </text:span><text:span text:style-name="T8">If the target selection cost is less than 1, set to 1. Then multiply these two values together.</text:span></text:p>
      <text:p text:style-name="P14"><text:span text:style-name="T3">O</text:span><text:span text:style-name="T2">r, to put it in mathematical terms (using Python programming syntax):</text:span></text:p>
      <text:list xml:id="list3589388980831514345" text:style-name="L2">
        <text:list-item>
          <text:p text:style-name="P48">ability_cost = <text:span text:style-name="T20">max(1, target_cost) * max(1, sum(effect_costs) - cost_cost)</text:span></text:p>
        </text:list-item>
        <text:list-item>
          <text:p text:style-name="P49">creature_cost = max(1, math.ceil(offense / <text:span text:style-name="T17">5</text:span> + defense / <text:span text:style-name="T17">5</text:span> + sum(ability_costs)))</text:p>
        </text:list-item>
        <text:list-item>
          <text:p text:style-name="P47">spell_cost = max(1, math.ceil(ability_cost))</text:p>
        </text:list-item>
      </text:list>
      <text:p text:style-name="P15">Creating the Card</text:p>
      <text:p text:style-name="P8">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8">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8">Activatio<text:span text:style-name="T12">n Conditions</text:span></text:p>
      <text:p text:style-name="P1"><text:span text:style-name="T12">Activation conditions</text:span> indicate special conditions under which the spell or ability is to be activated. If a spell or ability has a<text:span text:style-name="T12">n activation condition</text:span>, it may only be activated under that condition. Otherwise, it may only be activated during your own action phase. Only one <text:span text:style-name="T12">activation condition</text:span> can be used per spell or ability.</text:p>
      <text:list xml:id="list3895996597782200731" text:style-name="L3">
        <text:list-item>
          <text:p text:style-name="P40">“Activate in response to an opponent's summon.”</text:p>
        </text:list-item>
        <text:list-item>
          <text:p text:style-name="P24">“Activate in response to an opponent's attack.”</text:p>
        </text:list-item>
        <text:list-item>
          <text:p text:style-name="P24">“Activate in response to an opponent's card effect.”</text:p>
        </text:list-item>
        <text:list-item>
          <text:p text:style-name="P27">“Activate when this in-play card is destroyed.”</text:p>
        </text:list-item>
        <text:list-item>
          <text:p text:style-name="P27">“Activate when this card as a resource is destroyed.”</text:p>
        </text:list-item>
        <text:list-item>
          <text:p text:style-name="P23">“Activate when this card in your hand is destroyed.”</text:p>
        </text:list-item>
        <text:list-item>
          <text:p text:style-name="P23">“Activate when this card in your deck is destroyed.”</text:p>
        </text:list-item>
        <text:list-item>
          <text:p text:style-name="P28">“Activate when another of your cards in play is destroyed.”</text:p>
        </text:list-item>
        <text:list-item>
          <text:p text:style-name="P28">“Activate when a card in your hand is destroyed.”</text:p>
        </text:list-item>
        <text:list-item>
          <text:p text:style-name="P28">“Activate when a card in your deck is destroyed.”</text:p>
        </text:list-item>
      </text:list>
      <text:p text:style-name="P19">Activation Costs</text:p>
      <text:p text:style-name="P5">Activation costs serve to reduce the resource cost of an ability by “paying” in other ways.</text:p>
      <text:list xml:id="list4438381313469778006" text:style-name="L4">
        <text:list-item>
          <text:p text:style-name="P41">“<text:span text:style-name="T12">Remove [x] counters from this card.” (x)</text:span></text:p>
        </text:list-item>
        <text:list-item>
          <text:p text:style-name="P29">“Pay [x] hitpoints.” (x)</text:p>
        </text:list-item>
        <text:list-item>
          <text:p text:style-name="P29">“<text:span text:style-name="T24">Exhaust [x] cards in play.” (x)</text:span></text:p>
        </text:list-item>
        <text:list-item>
          <text:p text:style-name="P31">“Sacrifice [x] cards on the top of your deck.” <text:span text:style-name="T15">(2x)</text:span></text:p>
        </text:list-item>
        <text:list-item>
          <text:p text:style-name="P31">“Sacrifice [x] random cards in your hand.” <text:span text:style-name="T15">(3x)</text:span></text:p>
        </text:list-item>
        <text:list-item>
          <text:p text:style-name="P30">“Sacrifice [x] cards in play.” <text:span text:style-name="T15">(4x)</text:span></text:p>
        </text:list-item>
      </text:list>
      <text:p text:style-name="P20">Target Selections</text:p>
      <text:p text:style-name="P6">Target selections are necessary for some effects to work. They serve to designate what cards an effect is used on. <text:span text:style-name="T21">If none is used, the target selection cost is 1.</text:span></text:p>
      <text:list xml:id="list5390052224788285538" text:style-name="L5">
        <text:list-item>
          <text:p text:style-name="P43">“Target this card.” <text:span text:style-name="T15">(1)</text:span></text:p>
        </text:list-item>
        <text:list-item>
          <text:p text:style-name="P25">“<text:span text:style-name="T13">Target up to [x] cards in play.” (x+1)</text:span></text:p>
        </text:list-item>
        <text:list-item>
          <text:p text:style-name="P45">“<text:span text:style-name="T13">Target up to [x] resources.” (x+2)</text:span></text:p>
        </text:list-item>
        <text:list-item>
          <text:p text:style-name="P34">“<text:span text:style-name="T24">Target up to [x] exhausted cards in play.” (x)</text:span></text:p>
        </text:list-item>
        <text:list-item>
          <text:p text:style-name="P42">“<text:span text:style-name="T13">Target up to [x] cards in play selected by an opponent of your choice.” (x)</text:span></text:p>
        </text:list-item>
        <text:list-item>
          <text:p text:style-name="P32">“<text:span text:style-name="T18">Target up to [x] cards in the current chain.” (x)</text:span></text:p>
        </text:list-item>
        <text:list-item>
          <text:p text:style-name="P32">“<text:span text:style-name="T22">Target up to [x] cards in your hand.” (x)</text:span></text:p>
        </text:list-item>
        <text:list-item>
          <text:p text:style-name="P33">“Target up to [x] cards in one player's hand randomly.” <text:span text:style-name="T16">(2x)</text:span></text:p>
        </text:list-item>
        <text:list-item>
          <text:p text:style-name="P33">“Target up to [x] cards on the top of one player's deck.” <text:span text:style-name="T16">(2x)</text:span></text:p>
        </text:list-item>
        <text:list-item>
          <text:p text:style-name="P33">“Target up to [x] cards in <text:span text:style-name="T22">your graveyard</text:span>.” <text:span text:style-name="T16">(2x)</text:span></text:p>
        </text:list-item>
        <text:list-item>
          <text:p text:style-name="P33">“<text:span text:style-name="T21">Target up to [x] cards in one player's graveyard randomly.” (x)</text:span></text:p>
        </text:list-item>
      </text:list>
      <text:p text:style-name="P21">Effects</text:p>
      <text:p text:style-name="P7">Effects are the main component of abilities, and at least one is required for any given ability.</text:p>
      <text:list xml:id="list5579351016520544789" text:style-name="L6">
        <text:list-item>
          <text:p text:style-name="P44">“Place one counter on each target.” <text:span text:style-name="T15">(1)</text:span></text:p>
        </text:list-item>
        <text:list-item>
          <text:p text:style-name="P35">“See all targets.” <text:span text:style-name="T15">(2)</text:span></text:p>
        </text:list-item>
        <text:list-item>
          <text:p text:style-name="P36">“<text:span text:style-name="T19">Exhaust</text:span> all targets.” (3)</text:p>
        </text:list-item>
        <text:list-item>
          <text:p text:style-name="P36">“<text:span text:style-name="T23">Send all targets to the resource zone of their owners.” (2)</text:span></text:p>
        </text:list-item>
        <text:list-item>
          <text:p text:style-name="P26">“<text:span text:style-name="T14">Destroy all targets.” (8)</text:span></text:p>
        </text:list-item>
        <text:list-item>
          <text:p text:style-name="P37">“Increase target's offense by [x] until the end of this turn.” <text:span text:style-name="T15">(x/6)</text:span></text:p>
        </text:list-item>
        <text:list-item>
          <text:p text:style-name="P37">“Increase target's defense by [x] until the end of this turn.” <text:span text:style-name="T15">(x/6)</text:span></text:p>
        </text:list-item>
        <text:list-item>
          <text:p text:style-name="P37">“Decrease target's offense by [x] until the end of this turn.” <text:span text:style-name="T15">(x/8)</text:span></text:p>
        </text:list-item>
        <text:list-item>
          <text:p text:style-name="P37">“Inflict a total of [x] damage to targets.” <text:span text:style-name="T15">(x/2)</text:span></text:p>
        </text:list-item>
        <text:list-item>
          <text:p text:style-name="P37">“Summon or cast any target cards <text:span text:style-name="T23">desired that are not in play</text:span> (paying the usual costs).” <text:span text:style-name="T15">(3)</text:span></text:p>
        </text:list-item>
        <text:list-item>
          <text:p text:style-name="P37">“Place all targets on top of owner's deck in any order.” <text:span text:style-name="T15">(2)</text:span></text:p>
        </text:list-item>
        <text:list-item>
          <text:p text:style-name="P38">“Draw [x] cards.” <text:span text:style-name="T15">(4x)</text:span></text:p>
        </text:list-item>
        <text:list-item>
          <text:p text:style-name="P38">“Increase your hitpoints by [x].” <text:span text:style-name="T15">(x/2)</text:span></text:p>
        </text:list-item>
        <text:list-item>
          <text:p text:style-name="P38">“Inflict [x] damage to any one player.” <text:span text:style-name="T15">(x)</text:span></text:p>
        </text:list-item>
        <text:list-item>
          <text:p text:style-name="P39">“Negate target's attack.” <text:span text:style-name="T15">(5)</text:span></text:p>
        </text:list-item>
        <text:list-item>
          <text:p text:style-name="P39">“Negate target's activated effect.” <text:span text:style-name="T15">(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24T10:11:45.602371204</dc:date>
    <dc:creator>Julie </dc:creator>
    <meta:editing-duration>PT7H35M22S</meta:editing-duration>
    <meta:editing-cycles>28</meta:editing-cycles>
    <meta:generator>LibreOffice/4.2.8.2$Linux_X86_64 LibreOffice_project/420m0$Build-2</meta:generator>
    <meta:document-statistic meta:table-count="0" meta:image-count="0" meta:object-count="0" meta:page-count="6" meta:paragraph-count="77" meta:word-count="1168" meta:character-count="6583" meta:non-whitespace-character-count="5542"/>
  </office:meta>
</office:document-meta>
</file>